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ff3366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00008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0" fo:font-size="11pt" style:font-size-asian="11pt" style:font-size-complex="11pt"/>
    </style:style>
    <style:style style:name="T4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66cm" svg:height="1.673cm" svg:x="1.133cm" svg:y="1.127cm">
          <draw:text-box>
            <text:p><text:span text:style-name="T1">UCN kicker </text:span></text:p>
            <text:p><text:span text:style-name="T1">control</text:span></text:p>
          </draw:text-box>
        </draw:frame>
        <draw:custom-shape draw:style-name="gr2" draw:text-style-name="P2" draw:layer="layout" svg:width="12.452cm" svg:height="3.302cm" svg:x="5.693cm" svg:y="3.286cm">
          <text:p text:style-name="P2">Kicker Timing <text:line-break/>Control Module </text:p>
          <text:p text:style-name="P2">(KTCM)</text:p>
          <text:p text:style-name="P2">[Electronics Development Group]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391cm" svg:y1="3.413cm" svg:x2="5.693cm" svg:y2="3.413cm">
          <text:p/>
        </draw:line>
        <draw:frame draw:style-name="gr4" draw:text-style-name="P3" draw:layer="layout" svg:width="3.395cm" svg:height="1.199cm" svg:x="2.391cm" svg:y="3.413cm">
          <draw:text-box>
            <text:p><text:span text:style-name="T2">46MHz signal</text:span><text:span text:style-name="T2"><text:line-break/></text:span><text:span text:style-name="T2">from 1VM4 </text:span></text:p>
          </draw:text-box>
        </draw:frame>
        <draw:line draw:style-name="gr3" draw:text-style-name="P2" draw:layer="layout" svg:x1="2.425cm" svg:y1="4.866cm" svg:x2="5.699cm" svg:y2="4.866cm">
          <text:p/>
        </draw:line>
        <draw:frame draw:style-name="gr4" draw:text-style-name="P3" draw:layer="layout" svg:width="4.699cm" svg:height="1.199cm" svg:x="1cm" svg:y="4.81cm">
          <draw:text-box>
            <text:p><text:span text:style-name="T2">Signal from cyclotron blanking pulser</text:span></text:p>
          </draw:text-box>
        </draw:frame>
        <draw:line draw:style-name="gr5" draw:text-style-name="P2" draw:layer="layout" svg:x1="12.557cm" svg:y1="10.271cm" svg:x2="12.557cm" svg:y2="6.588cm">
          <text:p/>
        </draw:line>
        <draw:frame draw:style-name="gr6" draw:text-style-name="P4" draw:layer="layout" svg:width="2.928cm" svg:height="1.115cm" draw:transform="rotate (1.58807508638934) translate (12.608cm 9.789cm)">
          <draw:text-box>
            <text:p><text:span text:style-name="T3">Kicker time </text:span></text:p>
            <text:p><text:span text:style-name="T3">Offset control </text:span></text:p>
          </draw:text-box>
        </draw:frame>
        <draw:line draw:style-name="gr5" draw:text-style-name="P2" draw:layer="layout" svg:x1="14.081cm" svg:y1="10.271cm" svg:x2="14.081cm" svg:y2="6.588cm">
          <text:p/>
        </draw:line>
        <draw:frame draw:style-name="gr7" draw:text-style-name="P4" draw:layer="layout" svg:width="3.461cm" svg:height="1.115cm" draw:transform="rotate (1.58807508638934) translate (14.236cm 10.449cm)">
          <draw:text-box>
            <text:p><text:span text:style-name="T3">Notch cleaniness</text:span><text:span text:style-name="T3"><text:line-break/></text:span><text:span text:style-name="T3">control </text:span></text:p>
          </draw:text-box>
        </draw:frame>
        <draw:line draw:style-name="gr8" draw:text-style-name="P2" draw:layer="layout" svg:x1="18.145cm" svg:y1="5.572cm" svg:x2="22.59cm" svg:y2="5.572cm">
          <text:p/>
        </draw:line>
        <draw:frame draw:style-name="gr9" draw:text-style-name="P3" draw:layer="layout" svg:width="4.699cm" svg:height="2.147cm" svg:x="19.796cm" svg:y="5.77cm">
          <draw:text-box>
            <text:p><text:span text:style-name="T4">Magnet ramp</text:span></text:p>
            <text:p><text:span text:style-name="T4">up/down </text:span><text:span text:style-name="T4"><text:line-break/></text:span><text:span text:style-name="T4">signal </text:span></text:p>
            <text:p><text:span text:style-name="T4">(fibre)</text:span><text:span text:style-name="T2"> </text:span></text:p>
          </draw:text-box>
        </draw:frame>
        <draw:custom-shape draw:style-name="gr10" draw:text-style-name="P2" draw:layer="layout" svg:width="4.324cm" svg:height="6.604cm" svg:x="22.59cm" svg:y="4.556cm">
          <text:p text:style-name="P2">Kicker Power</text:p>
          <text:p text:style-name="P2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699cm" svg:height="1.8cm" svg:x="18.907cm" svg:y="11.392cm">
          <draw:text-box>
            <text:p><text:span text:style-name="T4">Kicker settings</text:span><text:span text:style-name="T4"><text:line-break/></text:span><text:span text:style-name="T4">and status</text:span></text:p>
            <text:p><text:span text:style-name="T4">(ethernet/SCPI)</text:span></text:p>
          </draw:text-box>
        </draw:frame>
        <draw:line draw:style-name="gr12" draw:text-style-name="P2" draw:layer="layout" svg:x1="18.653cm" svg:y1="11.668cm" svg:x2="22.463cm" svg:y2="10.271cm">
          <text:p/>
        </draw:line>
        <draw:line draw:style-name="gr3" draw:text-style-name="P2" draw:layer="layout" svg:x1="19.402cm" svg:y1="1.737cm" svg:x2="24.114cm" svg:y2="1.706cm">
          <text:p/>
        </draw:line>
        <draw:frame draw:style-name="gr4" draw:text-style-name="P3" draw:layer="layout" svg:width="4.699cm" svg:height="1.199cm" svg:x="19.161cm" svg:y="1.643cm">
          <draw:text-box>
            <text:p><text:span text:style-name="T2">Enable interlock from </text:span><text:span text:style-name="T2"><text:line-break/></text:span><text:span text:style-name="T2">UCN source</text:span></text:p>
          </draw:text-box>
        </draw:frame>
        <draw:line draw:style-name="gr3" draw:text-style-name="P2" draw:layer="layout" svg:x1="5.699cm" svg:y1="6.39cm" svg:x2="1.254cm" svg:y2="6.39cm">
          <text:p/>
        </draw:line>
        <draw:frame draw:style-name="gr13" draw:text-style-name="P3" draw:layer="layout" svg:width="5.842cm" svg:height="1.673cm" svg:x="1.127cm" svg:y="6.495cm">
          <draw:text-box>
            <text:p><text:span text:style-name="T2">Kicker sequence to </text:span><text:span text:style-name="T2"><text:line-break/></text:span><text:span text:style-name="T2">UCN group, defining 1 min on, 3min off cycle</text:span></text:p>
          </draw:text-box>
        </draw:frame>
        <draw:line draw:style-name="gr3" draw:text-style-name="P2" draw:layer="layout" svg:x1="19.322cm" svg:y1="2.778cm" svg:x2="24.114cm" svg:y2="2.722cm">
          <text:p/>
        </draw:line>
        <draw:frame draw:style-name="gr4" draw:text-style-name="P3" draw:layer="layout" svg:width="4.919cm" svg:height="1.199cm" svg:x="19.195cm" svg:y="2.722cm">
          <draw:text-box>
            <text:p><text:span text:style-name="T2">Enable interlock from </text:span><text:span text:style-name="T2"><text:line-break/></text:span><text:span text:style-name="T2">beamline controls</text:span></text:p>
          </draw:text-box>
        </draw:frame>
        <draw:line draw:style-name="gr5" draw:text-style-name="P2" draw:layer="layout" svg:x1="15.732cm" svg:y1="10.271cm" svg:x2="15.732cm" svg:y2="6.588cm">
          <text:p/>
        </draw:line>
        <draw:frame draw:style-name="gr14" draw:text-style-name="P4" draw:layer="layout" svg:width="3.025cm" svg:height="0.683cm" draw:transform="rotate (1.58807508638934) translate (15.684cm 10.251cm)">
          <draw:text-box>
            <text:p><text:span text:style-name="T3">Kick sequence</text:span></text:p>
          </draw:text-box>
        </draw:frame>
        <draw:line draw:style-name="gr8" draw:text-style-name="P2" draw:layer="layout" svg:x1="25.13cm" svg:y1="2.595cm" svg:x2="26.4cm" svg:y2="4.556cm">
          <text:p/>
        </draw:line>
        <draw:frame draw:style-name="gr15" draw:text-style-name="P3" draw:layer="layout" svg:width="4.572cm" svg:height="0.721cm" svg:x="25.384cm" svg:y="2.692cm">
          <draw:text-box>
            <text:p><text:span text:style-name="T4">Interlocks</text:span></text:p>
          </draw:text-box>
        </draw:frame>
        <draw:custom-shape draw:style-name="gr16" draw:text-style-name="P2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10.287cm" svg:height="3.302cm" svg:x="8.366cm" svg:y="10.271cm">
          <text:p text:style-name="P2">EPICS control system</text:p>
          <text:p text:style-name="P2">[Control Group]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875cm" svg:y1="10.271cm" svg:x2="16.875cm" svg:y2="6.588cm">
          <text:p/>
        </draw:line>
        <draw:frame draw:style-name="gr14" draw:text-style-name="P4" draw:layer="layout" svg:width="2.623cm" svg:height="0.683cm" draw:transform="rotate (1.58807508638934) translate (16.92cm 10.111cm)">
          <draw:text-box>
            <text:p><text:span text:style-name="T3">Kick fraction</text:span></text:p>
          </draw:text-box>
        </draw:frame>
        <draw:frame draw:style-name="gr6" draw:text-style-name="P4" draw:layer="layout" svg:width="3.177cm" svg:height="1.979cm" draw:transform="rotate (1.58807508638934) translate (10.072cm 9.926cm)">
          <draw:text-box>
            <text:p><text:span text:style-name="T3">Digitized 1VM4</text:span><text:span text:style-name="T3"><text:line-break/></text:span><text:span text:style-name="T3">measurements </text:span></text:p>
            <text:p><text:span text:style-name="T3">and 1VM4</text:span><text:span text:style-name="T3"><text:line-break/></text:span><text:span text:style-name="T3">'cleaniness'</text:span></text:p>
          </draw:text-box>
        </draw:frame>
        <draw:line draw:style-name="gr5" draw:text-style-name="P2" draw:layer="layout" svg:x1="10.144cm" svg:y1="10.27cm" svg:x2="10.144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1-18T17:20:44</dc:date>
    <dc:creator>Thomas Lindner</dc:creator>
    <meta:editing-duration>PT7H17M1S</meta:editing-duration>
    <meta:editing-cycles>15</meta:editing-cycles>
    <meta:generator>OpenOffice/4.1.1$Unix OpenOffice.org_project/411m6$Build-9775</meta:generator>
    <meta:document-statistic meta:object-count="31"/>
  </office:meta>
</office:document-meta>
</file>